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SimSun" svg:font-family="NSimSun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T1" style:family="text">
      <style:text-properties style:font-name="NSimSun" fo:font-size="9.5pt" style:font-name-asian="NSimSun" style:font-size-asian="9.5pt" style:font-name-complex="NSimSun" style:font-size-complex="9.5pt"/>
    </style:style>
    <style:style style:name="T2" style:family="text">
      <style:text-properties style:font-name="NSimSun" fo:font-size="9.5pt" style:font-name-asian="NSimSun" style:font-size-asian="9.5pt" style:language-asian="zh" style:country-asian="CN" style:font-name-complex="NSimSun" style:font-size-complex="9.5pt"/>
    </style:style>
    <style:style style:name="T3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sue1</text:p>
      <text:p text:style-name="Standard">cocos2d-2.0-x-2.0.3\cocos2dx\particle_nodes\CCParticleBatchNode.cpp</text:p>
      <text:p text:style-name="Standard"><text:span text:style-name="T3">removeChild里面的 </text:span><text:span text:style-name="T2">CCNode::removeChild(pChild, cleanup);应该放到函数末尾.</text:span></text:p>
      <text:p text:style-name="P1"><text:span text:style-name="T1"/></text:p>
      <text:p text:style-name="P1"><text:span text:style-name="T1"/></text:p>
      <text:p text:style-name="P1"><text:span text:style-name="T1">issue2</text:span></text:p>
      <text:p text:style-name="Standard"><text:span text:style-name="T3"><text:s/>仔细看了才发现.CCParticleBatchNode里面的removeChild根本不能用.</text:span></text:p>
      <text:p text:style-name="Standard"><text:span text:style-name="T3">在addChild的时候, 给每一个child设置了一个atlasIndex,用来表示这个child在TextureAtlas的内存索引, 但是在removeChild的时候, 对textureAtlas做了memmove操作.也就意味着其所有的child的索引都需要变了. 但并没有这个通知索引变化的机制.</text:span></text:p>
      <text:p text:style-name="Standard"><text:span text:style-name="T3"/></text:p>
      <text:p text:style-name="Standard"><text:span text:style-name="T3">想想,这样的拿内存索引的方法, 极不好维护, 换成hash表,能解决这个问题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SimSun" svg:font-family="NSimSun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M15S</meta:editing-duration>
    <meta:editing-cycles>7</meta:editing-cycles>
    <meta:generator>OpenOffice.org/3.3$Win32 OpenOffice.org_project/330m20$Build-9567</meta:generator>
    <dc:date>2013-04-22T21:38:50.48</dc:date>
    <dc:creator>hao peng</dc:creator>
    <meta:document-statistic meta:table-count="0" meta:image-count="0" meta:object-count="0" meta:page-count="1" meta:paragraph-count="7" meta:word-count="99" meta:character-count="381"/>
    <meta:user-defined meta:name="Info 1"/>
    <meta:user-defined meta:name="Info 2"/>
    <meta:user-defined meta:name="Info 3"/>
    <meta:user-defined meta:name="Info 4"/>
  </office:meta>
</office:document-meta>
</file>